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normal" style:font-name-asian="Segoe UI1" style:font-size-asian="10pt" style:font-weight-asian="normal" style:font-name-complex="Segoe UI1" style:font-size-complex="10pt" style:font-weight-complex="normal"/>
    </style:style>
    <style:style style:name="P5" style:family="paragraph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969cm" svg:x="1.27cm" svg:y="1.016cm">
          <draw:text-box>
            <text:p text:style-name="P1"><text:span text:style-name="T1">The Holy Gospel Reading</text:span></text:p>
            <text:p text:style-name="P1"><text:span text:style-name="T2">John 1:43–51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4cm" svg:height="6.263cm" svg:x="1.27cm" svg:y="1.016cm">
          <draw:text-box>
            <text:p text:style-name="P3"><text:span text:style-name="T4">43</text:span><text:span text:style-name="T5"> </text:span><text:span text:style-name="T6">The next day Jesus decided to go to Galilee. He found Philip and said to him, “Follow me.” </text:span><text:span text:style-name="T4">44</text:span><text:span text:style-name="T5"> </text:span><text:span text:style-name="T6">Now Philip was from Bethsaida, the city of Andrew and Pet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4cm" svg:height="9.269cm" svg:x="1.27cm" svg:y="0.762cm">
          <draw:text-box>
            <text:p text:style-name="P3"><text:span text:style-name="T4">45</text:span><text:span text:style-name="T5"> </text:span><text:span text:style-name="T6">Philip found Nathanael and said to him, “We have found him of whom Moses in the Law and also the prophets wrote, Jesus of Nazareth, the son of Joseph.” </text:span><text:span text:style-name="T4">46</text:span><text:span text:style-name="T5"> </text:span><text:span text:style-name="T6">Nathanael said to him, “Can anything good come out of Nazareth?” Philip said to him, “Come and se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5" draw:layer="layout" svg:width="25.4cm" svg:height="9.269cm" svg:x="1.103cm" svg:y="0.662cm">
          <draw:text-box>
            <text:p text:style-name="P4"><text:span text:style-name="T4">47</text:span><text:span text:style-name="T5"> </text:span><text:span text:style-name="T6">Jesus saw Nathanael coming toward him and said of him, “Behold, an Israelite indeed, in whom there is no deceit!” </text:span><text:span text:style-name="T4">48</text:span><text:span text:style-name="T5"> </text:span><text:span text:style-name="T6">Nathanael said to him, “How do you know me?” Jesus answered him, “Before Philip called you, when you were under the fig tree, I saw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5" draw:layer="layout" svg:width="25.4cm" svg:height="7.766cm" svg:x="1.27cm" svg:y="1.016cm">
          <draw:text-box>
            <text:p text:style-name="P4"><text:span text:style-name="T4">49</text:span><text:span text:style-name="T5"> </text:span><text:span text:style-name="T6">Nathanael answered him, “Rabbi, you are the Son of God! You are the King of Israel!” </text:span><text:span text:style-name="T4">50</text:span><text:span text:style-name="T5"> </text:span><text:span text:style-name="T6">Jesus answered him, “Because I said to you, ‘I saw you under the fig tree,’ do you believe? You will see greater things than thes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7" draw:layer="layout" svg:width="25.4cm" svg:height="7.766cm" svg:x="1.27cm" svg:y="1.016cm">
          <draw:text-box>
            <text:p text:style-name="P4"><text:span text:style-name="T4">51</text:span><text:span text:style-name="T5"> </text:span><text:span text:style-name="T6">And he said to him, “Truly, truly, I say to you, you will see heaven opened, and the angels of God ascending and descending on the Son of Man.”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09:27:04.387000000</meta:creation-date>
    <dc:title>Hymn template</dc:title>
    <meta:editing-duration>PT10M14S</meta:editing-duration>
    <meta:editing-cycles>2</meta:editing-cycles>
    <meta:generator>LibreOffice/4.3.5.2$Windows_x86 LibreOffice_project/3a87456aaa6a95c63eea1c1b3201acedf0751bd5</meta:generator>
    <meta:initial-creator>Arthur Hoch</meta:initial-creator>
    <dc:date>2015-01-15T09:37:17.608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5-01-15T09:27:04.091000000"/>
  </office:meta>
</office:document-meta>
</file>